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style:contextual-spacing="false" fo:padding="0.049cm" fo:border="0.06pt solid #000000" style:shadow="none"/>
    </style:style>
    <style:style style:name="P3" style:family="paragraph" style:parent-style-name="Code">
      <style:paragraph-properties fo:margin-top="0cm" fo:margin-bottom="0cm" style:contextual-spacing="false" fo:keep-together="always" fo:padding="0.049cm" fo:border="0.06pt solid #000000" style:shadow="none"/>
    </style:style>
    <style:style style:name="P4" style:family="paragraph" style:parent-style-name="Code">
      <style:paragraph-properties fo:margin-top="0cm" fo:margin-bottom="0cm" style:contextual-spacing="false" fo:keep-together="always" fo:padding="0.049cm" fo:border="0.06pt solid #000000" style:shadow="none" fo:keep-with-next="always"/>
    </style:style>
    <style:style style:name="P5" style:family="paragraph" style:parent-style-name="Code" style:master-page-name="">
      <style:paragraph-properties fo:margin-top="0cm" fo:margin-bottom="0cm" style:contextual-spacing="false" style:page-number="auto" fo:padding="0.049cm" fo:border="0.06pt solid #000000" style:shadow="none"/>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fo:keep-together="always" style:page-number="auto" fo:keep-with-next="always"/>
    </style:style>
    <style:style style:name="P9"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0" style:family="paragraph" style:parent-style-name="Code" style:master-page-name="">
      <style:paragraph-properties style:page-number="auto"/>
      <style:text-properties fo:background-color="transparent"/>
    </style:style>
    <style:style style:name="P11" style:family="paragraph" style:parent-style-name="Text_20_body" style:master-page-name="">
      <style:paragraph-properties style:page-number="auto" fo:break-before="auto" fo:break-after="auto"/>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background-color="transparent"/>
    </style:style>
    <style:style style:name="P14" style:family="paragraph" style:parent-style-name="Table">
      <style:paragraph-properties fo:text-align="center" style:justify-single-word="false"/>
      <style:text-properties fo:font-weight="normal" style:font-weight-asian="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fo:background-color="transparent" style:font-weight-asian="normal" style:font-weight-complex="normal"/>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text-properties fo:font-size="12pt" style:font-size-asian="12pt" style:font-size-complex="12pt"/>
    </style:style>
    <style:style style:name="P19" style:family="paragraph" style:parent-style-name="Text_20_body">
      <style:paragraph-properties fo:text-align="start" style:justify-single-word="false"/>
      <style:text-properties fo:font-size="12pt" fo:language="en" fo:country="GB" style:font-size-asian="12pt" style:font-size-complex="12pt"/>
    </style:style>
    <style:style style:name="P20" style:family="paragraph" style:parent-style-name="Text_20_body">
      <style:text-properties fo:font-size="12pt" fo:language="en" fo:country="GB" fo:font-weight="normal"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5" style:family="paragraph" style:parent-style-name="Text_20_body">
      <style:text-properties fo:background-color="transparent"/>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bold" fo:background-color="transparent" style:font-weight-asian="bold" style:font-weight-complex="bold"/>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padding="0.049cm" fo:border="0.06pt solid #000000" style:shadow="none"/>
    </style:style>
    <style:style style:name="P30"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31" style:family="paragraph" style:parent-style-name="Code">
      <style:text-properties fo:font-weight="normal" style:font-weight-asian="normal" style:font-weight-complex="normal"/>
    </style:style>
    <style:style style:name="P32" style:family="paragraph" style:parent-style-name="Code">
      <style:text-properties fo:background-color="transparent"/>
    </style:style>
    <style:style style:name="P33" style:family="paragraph" style:parent-style-name="Text_20_body">
      <style:paragraph-properties fo:background-color="transparent">
        <style:background-image/>
      </style:paragraph-properties>
      <style:text-properties fo:background-color="transparent"/>
    </style:style>
    <style:style style:name="P34"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3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36" style:family="paragraph" style:parent-style-name="Code">
      <style:paragraph-properties fo:keep-with-next="always"/>
      <style:text-properties fo:background-color="transparent"/>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Text_20_body" style:list-style-name="L1"/>
    <style:style style:name="P40" style:family="paragraph" style:parent-style-name="Text_20_body" style:list-style-name="L2">
      <style:text-properties fo:font-weight="bold" style:font-weight-asian="bold" style:font-weight-complex="bold"/>
    </style:style>
    <style:style style:name="P41" style:family="paragraph" style:parent-style-name="Text_20_body" style:list-style-name="L3">
      <style:text-properties fo:font-weight="normal" style:font-weight-asian="normal" style:font-weight-complex="normal"/>
    </style:style>
    <style:style style:name="P42" style:family="paragraph" style:parent-style-name="Text_20_body" style:list-style-name="L5">
      <style:text-properties fo:font-weight="normal" style:font-weight-asian="normal" style:font-weight-complex="normal"/>
    </style:style>
    <style:style style:name="P43" style:family="paragraph" style:parent-style-name="Text_20_body" style:list-style-name="L4"/>
    <style:style style:name="P44" style:family="paragraph" style:parent-style-name="Heading_20_1" style:master-page-name="">
      <style:paragraph-properties style:page-number="auto" fo:break-before="page"/>
    </style:style>
    <style:style style:name="P45" style:family="paragraph" style:parent-style-name="Heading_20_1">
      <style:paragraph-properties fo:break-before="page"/>
    </style:style>
    <style:style style:name="P46" style:family="paragraph" style:parent-style-name="Heading_20_2" style:master-page-name="">
      <style:paragraph-properties style:page-number="auto" fo:break-before="auto" fo:break-after="auto" fo:keep-with-next="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officeooo:rsid="0018e7d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7"/>
      <text:p text:style-name="P17"/>
      <text:p text:style-name="P23"/>
      <text:p text:style-name="P23">Jarvis Web Gateway</text:p>
      <text:p text:style-name="P17"/>
      <text:p text:style-name="P28">Installation Instructions</text:p>
      <text:p text:style-name="P28">(Also Tracker &amp; Demo Applications)</text:p>
      <text:p text:style-name="P18"/>
      <text:p text:style-name="P21"/>
      <text:p text:style-name="P21"/>
      <text:p text:style-name="P18"/>
      <text:p text:style-name="P18"/>
      <text:p text:style-name="P18"/>
      <text:p text:style-name="P22">Jonathan Couper-Smartt</text:p>
      <text:p text:style-name="P22">jarvis@nsquared.co.nz</text:p>
      <text:p text:style-name="P19"/>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0">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30">Jarvis works excellently with JavaScript web apps using ExtJS, Dojo and many other JS toolkits, and is also ideal for richer client applications such as those written in Adobe Flex.</text:p>
      <text:p text:style-name="P30">Jarvis supports any database for which a Perl DBI driver exists. <text:s/>This include Oracle, PostgreSQL, MySQL, SQL Server, SQLite and more.</text:p>
      <text:p text:style-name="P2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Licence<text:tab/>3</text:p>
          <text:p text:style-name="P37"><text:s/>1.1 GNU Lesser General Public License<text:tab/>3</text:p>
          <text:p text:style-name="P37"><text:s/>1.2 Clarification of Intentions<text:tab/>3</text:p>
          <text:p text:style-name="P37"><text:s/>1.3 Jarvis Tracker Icons<text:tab/>3</text:p>
          <text:p text:style-name="P38"><text:s/>2 Installation – Debian<text:tab/>4</text:p>
          <text:p text:style-name="P37"><text:s/>2.1 Package<text:tab/>4</text:p>
          <text:p text:style-name="P37"><text:s/>2.2 Install Additional Perl Modules<text:tab/>4</text:p>
          <text:p text:style-name="P37"><text:s/>2.3 Apache Configuration – Without mod_perl<text:tab/>5</text:p>
          <text:p text:style-name="P37"><text:s/>2.4 Apache Configuration – With mod_perl<text:tab/>5</text:p>
          <text:p text:style-name="P37"><text:s/>2.5 Apache Configuration – With mod_perl &amp; Drupal<text:tab/>6</text:p>
          <text:p text:style-name="P38"><text:s/>3 Installation – Solaris<text:tab/>7</text:p>
          <text:p text:style-name="P37"><text:s/>3.1 Package<text:tab/>7</text:p>
          <text:p text:style-name="P37"><text:s/>3.2 Install Additional Perl Modules<text:tab/>7</text:p>
          <text:p text:style-name="P37"><text:s/>3.3 Apache Configuration – Without mod_perl<text:tab/>8</text:p>
          <text:p text:style-name="P37"><text:s/>3.4 Apache Configuration – With mod_perl<text:tab/>8</text:p>
          <text:p text:style-name="P37"><text:s/>3.5 Apache Configuration – With mod_perl &amp; Drupal<text:tab/>8</text:p>
          <text:p text:style-name="P38"><text:s/>4 Apache Configuration &amp; Testing<text:tab/>9</text:p>
          <text:p text:style-name="P37"><text:s/>4.1 Web-Server<text:tab/>9</text:p>
          <text:p text:style-name="P37"><text:s/>4.2 Apache Configuration – Without mod_perl<text:tab/>9</text:p>
          <text:p text:style-name="P37"><text:s/>4.3 Apache Configuration – With mod_perl<text:tab/>9</text:p>
          <text:p text:style-name="P37"><text:s/>4.4 Test<text:tab/>10</text:p>
          <text:p text:style-name="P38"><text:s/>5 Relocating Jarvis<text:tab/>11</text:p>
          <text:p text:style-name="P37"><text:s/>5.1 Relocation<text:tab/>11</text:p>
          <text:p text:style-name="P38"><text:s/>6 Tracking Application<text:tab/>12</text:p>
          <text:p text:style-name="P37"><text:s/>6.1 Tracking Requests &amp; Errors<text:tab/>12</text:p>
          <text:p text:style-name="P37"><text:s/>6.2 The Tracker Database<text:tab/>12</text:p>
          <text:p text:style-name="P37"><text:s/>6.3 The Tracker Display Application<text:tab/>12</text:p>
          <text:p text:style-name="P38"><text:s/>7 Demo Application<text:tab/>15</text:p>
          <text:p text:style-name="P37"><text:s/>7.1 Introduction<text:tab/>15</text:p>
          <text:p text:style-name="P37"><text:s/>7.2 Complete Basic Jarvis Configuration<text:tab/>15</text:p>
          <text:p text:style-name="P37"><text:s/>7.3 The Demo Database File<text:tab/>15</text:p>
          <text:p text:style-name="P37"><text:s/>7.4 Configure Demo Web-Service<text:tab/>15</text:p>
        </text:index-body>
      </text:table-of-content>
      <text:p text:style-name="P11"/>
      <text:p text:style-name="P26">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float" office:value="0">
            <text:p text:style-name="Table_20_Contents">5.2.0</text:p>
          </table:table-cell>
          <table:table-cell table:style-name="Table18.B3" office:value-type="string">
            <text:p text:style-name="Table_20_Contents">21-Feb-2012</text:p>
          </table:table-cell>
          <table:table-cell table:style-name="Table18.C3" office:value-type="string">
            <text:p text:style-name="Table_20_Contents">JXC</text:p>
          </table:table-cell>
          <table:table-cell table:style-name="Table18.D3" office:value-type="string">
            <text:p text:style-name="P35">Add Solaris support. <text:s/>Separate Install/Demo/Tracker docs.</text:p>
          </table:table-cell>
        </table:table-row>
        <table:table-row>
          <table:table-cell table:style-name="Table18.A3" office:value-type="float" office:value="0">
            <text:p text:style-name="Table_20_Contents">5.3.0</text:p>
          </table:table-cell>
          <table:table-cell table:style-name="Table18.B3" office:value-type="string">
            <text:p text:style-name="Table_20_Contents">03-Apr-2012</text:p>
          </table:table-cell>
          <table:table-cell table:style-name="Table18.C3" office:value-type="string">
            <text:p text:style-name="Table_20_Contents">HK</text:p>
          </table:table-cell>
          <table:table-cell table:style-name="Table18.D3" office:value-type="string">
            <text:p text:style-name="P35">Tracker uses postgres database.</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9">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9">Jarvis is distributed in the hope that it will be useful, but WITHOUT ANY WARRANTY; without even the implied warranty of MERCHANTABILITY or FITNESS FOR A PARTICULAR PURPOSE. <text:s/>See the GNU General Public License for more details.</text:p>
      <text:p text:style-name="P29">You should have received a copy of the GNU Lesser General Public License along with Jarvis. <text:s/>If not, see &lt;http://www.gnu.org/licenses/&gt;.</text:p>
      <text:p text:style-name="P29">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44"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9" office:value-type="string">
            <text:p text:style-name="P12">/usr/share/jarvis/cgi-bin</text:p>
            <text:p text:style-name="P12"/>
          </table:table-cell>
          <table:table-cell table:style-name="Table1.B9" office:value-type="string">
            <text:p text:style-name="Table_20_Contents">This contains <text:span text:style-name="T4">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12">/usr/share/jarvis/demo</text:p>
            <text:p text:style-name="P12"/>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12">/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12">/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12">/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12">/var/lib/jarvis</text:p>
          </table:table-cell>
          <table:table-cell table:style-name="Table1.B9" office:value-type="string">
            <text:p text:style-name="Table_20_Contents">Working directory for SQLite database files for Tracker and Demo applications, also recommended location for CGI session files.</text:p>
          </table:table-cell>
        </table:table-row>
        <table:table-row>
          <table:table-cell table:style-name="Table1.A9" office:value-type="string">
            <text:p text:style-name="P12">/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12">/etc/jarvis/apache</text:p>
          </table:table-cell>
          <table:table-cell table:style-name="Table1.B9" office:value-type="string">
            <text:p text:style-name="Table_20_Contents">Apache configuration files.</text:p>
          </table:table-cell>
        </table:table-row>
      </table:table>
      <text:p text:style-name="Text_20_body"/>
      <text:h text:style-name="P46"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5">sudo apt-get install apache2</text:p>
      <text:p text:style-name="P2">sudo apt-get install libcgi-session-perl</text:p>
      <text:p text:style-name="P2">sudo apt-get install libxml-smart-perl</text:p>
      <text:p text:style-name="P2">sudo apt-get install libjson-perl</text:p>
      <text:p text:style-name="P2">sudo apt-get install libtext-csv-perl</text:p>
      <text:p text:style-name="P2">sudo apt-get install libio-string-perl</text:p>
      <text:p text:style-name="P2">sudo apt-get install libmime-types-perl</text:p>
      <text:p text:style-name="P2">sudo apt-get install libdbi-perl</text:p>
      <text:p text:style-name="P2">sudo apt-get install libdbd-sqlite3-perl</text:p>
      <text:p text:style-name="P2">sudo apt-get install libsoap-lite-perl</text:p>
      <text:p text:style-name="Standard"/>
      <text:p text:style-name="P8"><text:soft-page-break/>REQUIRED (if using mod_perl)</text:p>
      <text:p text:style-name="P4">sudo apt-get install libapache2-mod-perl2</text:p>
      <text:p text:style-name="P4">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25">If performance is not a significant factor, you can simply run Jarvis as a CGI script.</text:p>
      <text:p text:style-name="P16">The Debian package performs this configuration automatically, with a soft link:</text:p>
      <text:p text:style-name="P6">/etc/apache2/conf.d/jarvis.conf -&gt; /etc/jarvis/apache/jarvis.conf</text:p>
      <text:p text:style-name="P25"/>
      <text:p text:style-name="P25">The Apache instructions are as follows:</text:p>
      <text:p text:style-name="Code">ScriptAlias /jarvis-agent "/usr/share/jarvis/cgi-bin/agent.pl" </text:p>
      <text:p text:style-name="Code">Alias /jarvis/ "/usr/share/jarvis/htdocs/" </text:p>
      <text:p text:style-name="Code">Alias /jarvis-demo/ "/usr/share/jarvis/demo/htdocs/"</text:p>
      <text:p text:style-name="P25"/>
      <text:p text:style-name="P25">You may need to restart the apache webserver:</text:p>
      <text:p text:style-name="P32"># apache2ctl restart</text:p>
      <text:p text:style-name="Text_20_body"/>
      <text:h text:style-name="P46" text:outline-level="2">Apache Configuration – With mod_perl</text:h>
      <text:p text:style-name="P25">Jarvis supports the Apache mod_perl mechanism. <text:s/>Without mod_perl, the webserver must compile and execute the Perl code for each request. <text:s/>Using Apache mod_perl, the script is compiled once.</text:p>
      <text:p text:style-name="P25">Database connections can also be re-used, and performance is generally superior. See the mod_perl page at <text:a xlink:type="simple" xlink:href="http://perl.apache.org/">http://perl.apache.org/</text:a> for further details. <text:s/>Configuration is as follows:</text:p>
      <text:p text:style-name="P36"># cd /etc/apache2/conf.d</text:p>
      <text:p text:style-name="P32"># rm jarvis.conf</text:p>
      <text:p text:style-name="P32"># ln -s /etc/jarvis/apache/jarvis-mod-perl.conf ./jarvis.conf</text:p>
      <text:p text:style-name="P32"># apache2ctl restart</text:p>
      <text:p text:style-name="Text_20_body"/>
      <text:h text:style-name="Heading_20_2" text:outline-level="2"><text:soft-page-break/>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0"><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44"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12">/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12">/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12">/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12">/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12">/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12">/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12">/var/jarvis</text:p>
          </table:table-cell>
          <table:table-cell table:style-name="Table2.B2" office:value-type="string">
            <text:p text:style-name="Table_20_Contents">Working directory for SQLite database files for Tracker and Demo applications, also recommended location for CGI session files.</text:p>
          </table:table-cell>
        </table:table-row>
        <table:table-row>
          <table:table-cell table:style-name="Table2.A2" office:value-type="string">
            <text:p text:style-name="P12">/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5">sudo apt-get install apache2</text:p>
      <text:p text:style-name="P2">sudo apt-get install libcgi-session-perl</text:p>
      <text:p text:style-name="P2">sudo apt-get install libxml-smart-perl</text:p>
      <text:p text:style-name="P2">sudo apt-get install libjson-perl</text:p>
      <text:p text:style-name="P2">sudo apt-get install libtext-csv-perl</text:p>
      <text:p text:style-name="P2">sudo apt-get install libio-string-perl</text:p>
      <text:p text:style-name="P2">sudo apt-get install libmime-types-perl</text:p>
      <text:p text:style-name="P2">sudo apt-get install libdbi-perl</text:p>
      <text:p text:style-name="P2">sudo apt-get install libdbd-sqlite3-perl</text:p>
      <text:p text:style-name="P2">sudo apt-get install libsoap-lite-perl</text:p>
      <text:p text:style-name="P2">sudo apt-get install libjson-pp-perl</text:p>
      <text:p text:style-name="Standard"/>
      <text:p text:style-name="P7"><text:soft-page-break/>REQUIRED (if using mod_perl)</text:p>
      <text:p text:style-name="P2">sudo apt-get install libapache2-mod-perl2</text:p>
      <text:p text:style-name="P2">sudo apt-get install libapache-dbi-perl</text:p>
      <text:p text:style-name="P2">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25">If performance is not a significant factor, you can simply run Jarvis as a CGI script.</text:p>
      <text:p text:style-name="P16">The Debian package performs this configuration automatically, with a soft link:</text:p>
      <text:p text:style-name="P6">/etc/apache2/conf.d/jarvis.conf -&gt; /etc/jarvis/apache/jarvis.conf</text:p>
      <text:p text:style-name="P25"/>
      <text:p text:style-name="P25">The Apache instructions are as follows:</text:p>
      <text:p text:style-name="Code">ScriptAlias /jarvis-agent "/usr/share/jarvis/cgi-bin/agent.pl" </text:p>
      <text:p text:style-name="Code">Alias /jarvis/ "/usr/share/jarvis/htdocs/" </text:p>
      <text:p text:style-name="Code">Alias /jarvis-demo/ "/usr/share/jarvis/demo/htdocs/"</text:p>
      <text:p text:style-name="P25"/>
      <text:p text:style-name="P25">You may need to restart the apache webserver:</text:p>
      <text:p text:style-name="P32"># apache2ctl restart</text:p>
      <text:h text:style-name="P46" text:outline-level="2">Apache Configuration – With mod_perl</text:h>
      <text:p text:style-name="P25">Jarvis supports the Apache mod_perl mechanism. <text:s/>Without mod_perl, the webserver must compile and execute the Perl code for each request. <text:s/>Using Apache mod_perl, the script is compiled once.</text:p>
      <text:p text:style-name="P25">Database connections can also be re-used, and performance is generally superior. See the mod_perl page at <text:a xlink:type="simple" xlink:href="http://perl.apache.org/">http://perl.apache.org/</text:a> for further details. <text:s/>Configuration is as follows:</text:p>
      <text:p text:style-name="P36"># cd /etc/apache2/conf.d</text:p>
      <text:p text:style-name="P32"># rm jarvis.conf</text:p>
      <text:p text:style-name="P32"># ln -s /etc/jarvis/apache/jarvis-mod-perl.conf ./jarvis.conf</text:p>
      <text:p text:style-name="P32">#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0"><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25">The final task is to configure your web-server to give access to the Jarvis application.</text:p>
      <text:p text:style-name="P25">Jarvis is a Perl service, and can operate under any web-server which supports Perl scripts. <text:s/>These include Microsoft IIS, Apache HTTPD and others.</text:p>
      <text:p text:style-name="P25">Documentation is provided here for Apache 2.0 or greater. <text:s/>It should be able to be adapted easily to any other web-server's configuration mechanism.</text:p>
      <text:h text:style-name="Heading_20_2" text:outline-level="2">Apache Configuration – Without mod_perl</text:h>
      <text:p text:style-name="P25">If performance is not a significant factor, you can simply run Jarvis as a CGI script without using mod_perl. <text:s/></text:p>
      <text:p text:style-name="P27">For Debian:</text:p>
      <text:p text:style-name="P16">Under Debian, the package setup should be performed automatically. <text:s/>The package installation makes a soft link:</text:p>
      <text:p text:style-name="P6">/etc/apache2/conf.d/jarvis.conf -&gt; /etc/jarvis/apache/jarvis.conf</text:p>
      <text:p text:style-name="P25"/>
      <text:p text:style-name="P25">The Apache instructions are as follows:</text:p>
      <text:p text:style-name="Code">ScriptAlias /jarvis-agent "/usr/share/jarvis/cgi-bin/agent.pl" </text:p>
      <text:p text:style-name="Code">Alias /jarvis/ "/usr/share/jarvis/htdocs/" </text:p>
      <text:p text:style-name="Code">Alias /jarvis-demo/ "/usr/share/jarvis/demo/htdocs/"</text:p>
      <text:p text:style-name="P25"/>
      <text:p text:style-name="P25">You may need to restart the apache webserver:</text:p>
      <text:p text:style-name="P32"># apache2ctl restart</text:p>
      <text:p text:style-name="P25"/>
      <text:p text:style-name="P27">For Other Systems:</text:p>
      <text:p text:style-name="P6">ScriptAlias /jarvis-agent "/opt/jarvis/cgi-bin/agent.pl"</text:p>
      <text:p text:style-name="P32">Alias /jarvis/ "/opt/jarvis/htdocs/"</text:p>
      <text:p text:style-name="P25"/>
      <text:p text:style-name="P25">These lines are contained in the supplied "apache/jarvis.conf" file. <text:s/>Under Linux you can generally copy or soft-link this file into the /etc/apache2/conf.d directory.</text:p>
      <text:h text:style-name="P46" text:outline-level="2">Apache Configuration – With mod_perl</text:h>
      <text:p text:style-name="P25">Jarvis supports the Apache mod_perl mechanism. <text:s/>Without mod_perl, the webserver must compile and execute the Perl code for each request. <text:s/>Equally, without mod_perl, a new database connection must be made for each request.</text:p>
      <text:p text:style-name="P25">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33">Once mod_perl is configured and available, add the following lines to your server configuration.</text:p>
      <text:p text:style-name="P33"><text:soft-page-break/>Note: When installing the Debian package, this setup is done automatically.</text:p>
      <text:p text:style-name="P34">For Debian:</text:p>
      <text:p text:style-name="P6">PerlRequire /etc/jarvis/apache/startup.pl</text:p>
      <text:p text:style-name="P32">&lt;Location ~ "/jarvis-agent/.*"&gt;</text:p>
      <text:p text:style-name="P32"><text:s text:c="4"/>SetHandler perl-script</text:p>
      <text:p text:style-name="P32"><text:s text:c="4"/>PerlResponseHandler Jarvis::Agent</text:p>
      <text:p text:style-name="P32">&lt;/Location&gt;</text:p>
      <text:p text:style-name="P32"/>
      <text:p text:style-name="P32">Alias /jarvis/ "/usr/share/jarvis/htdocs/"</text:p>
      <text:p text:style-name="Text_20_body"/>
      <text:p text:style-name="P26">For Other Systems:</text:p>
      <text:p text:style-name="P6">PerlRequire /opt/jarvis/etc/apache/startup.pl</text:p>
      <text:p text:style-name="P32">&lt;Location ~ "/jarvis-agent/.*"&gt;</text:p>
      <text:p text:style-name="P32"><text:s text:c="4"/>SetHandler perl-script</text:p>
      <text:p text:style-name="P32"><text:s text:c="4"/>PerlResponseHandler Jarvis::Agent</text:p>
      <text:p text:style-name="P32">&lt;/Location&gt;</text:p>
      <text:p text:style-name="P32"/>
      <text:p text:style-name="P32">Alias /jarvis/ "/opt/jarvis/htdocs/"</text:p>
      <text:p text:style-name="Text_20_body"/>
      <text:p text:style-name="P25">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0"><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45"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230484579290062060" text:style-name="L1">
        <text:list-item>
          <text:p text:style-name="P39">When installing on a platform for which there is no standard Jarvis package.</text:p>
        </text:list-item>
        <text:list-item>
          <text:p text:style-name="P39">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4419404180803181204" text:style-name="L2">
        <text:list-item>
          <text:p text:style-name="P40">Modify the Apache configuration (as described in the Apache Configuration chapter).</text:p>
        </text:list-item>
        <text:list-item>
          <text:p text:style-name="P40">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Tracking Application</text:h>
      <text:h text:style-name="Heading_20_2" text:outline-level="2">Tracking Requests &amp; Errors</text:h>
      <text:p text:style-name="P15">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1"><text:s text:c="4"/>&lt;app format="json" debug="yes" dump=”yes”&gt;</text:p>
      <text:p text:style-name="Code"><text:s text:c="8"/>&lt;tracker logins=”yes” requests="yes" errors="yes"/&gt;</text:p>
      <text:p text:style-name="Code"><text:s text:c="8"/>&lt;database name="tracker" connect="dbi:Pg:dbname=tracker;host=localhost" username="tracker_owner" password="tracker_owner"/&gt;</text:p>
      <text:p text:style-name="P15"/>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4" office:value-type="string">
            <text:p text:style-name="P13">logins</text:p>
          </table:table-cell>
          <table:table-cell table:style-name="Table25.B4" office:value-type="string">
            <text:p text:style-name="P13">No</text:p>
          </table:table-cell>
          <table:table-cell table:style-name="Table25.C4" office:value-type="string">
            <text:p text:style-name="Text_20_body">Should Jarvis track logins in the tracker database?</text:p>
          </table:table-cell>
        </table:table-row>
        <table:table-row table:style-name="Table25.1">
          <table:table-cell table:style-name="Table25.A4" office:value-type="string">
            <text:p text:style-name="P13">requests</text:p>
          </table:table-cell>
          <table:table-cell table:style-name="Table25.B4" office:value-type="string">
            <text:p text:style-name="P13">No</text:p>
          </table:table-cell>
          <table:table-cell table:style-name="Table25.C4" office:value-type="string">
            <text:p text:style-name="Text_20_body">Should Jarvis track requests in the tracker database?</text:p>
          </table:table-cell>
        </table:table-row>
        <table:table-row table:style-name="Table25.1">
          <table:table-cell table:style-name="Table25.A4" office:value-type="string">
            <text:p text:style-name="P13">errors</text:p>
          </table:table-cell>
          <table:table-cell table:style-name="Table25.B4" office:value-type="string">
            <text:p text:style-name="P13">No</text:p>
          </table:table-cell>
          <table:table-cell table:style-name="Table25.C4" office:value-type="string">
            <text:p text:style-name="Text_20_body">Should Jarvis track errors in the tracker database?</text:p>
          </table:table-cell>
        </table:table-row>
      </table:table>
      <text:p text:style-name="P14">Table <text:sequence text:ref-name="refTable0" text:name="Table" text:formula="ooow:Table+1" style:num-format="1">1</text:sequence>: Tracker Configuration Parameters</text:p>
      <text:h text:style-name="Heading_20_2" text:outline-level="2">The Tracker Database</text:h>
      <text:p text:style-name="Text_20_body">Events are tracked in a postgres database. Assuming you have postgres installed, you can create and initialize it by running the following files (all found in the tracker/db folder):</text:p>
      <text:list xml:id="list7103429185899523889" text:style-name="L3">
        <text:list-item>
          <text:p text:style-name="P41">create_database.psql</text:p>
        </text:list-item>
        <text:list-item>
          <text:p text:style-name="P41">schema.psql</text:p>
        </text:list-item>
        <text:list-item>
          <text:p text:style-name="P41">all files in the functions-views subfolder</text:p>
        </text:list-item>
      </text:list>
      <text:p text:style-name="P15">Also update the application configuration files of any Jarvis app wishing to record tracker data.</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postgres utility to view the schema and content of the tables “request”, “error” and “login”.</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7347078262649555015" text:style-name="L4">
        <text:list-item>
          <text:p text:style-name="P43"><text:soft-page-break/>ExtJS 3.3. Please see below for further details on this.</text:p>
        </text:list-item>
        <text:list-item>
          <text:p text:style-name="P43">SHJS. Syntax Highlighting for Javascript. Please see below for further details on this.</text:p>
        </text:list-item>
        <text:list-item>
          <text:p text:style-name="P43">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26">For Debian:</text:p>
      <text:p text:style-name="Code">Alias /jarvis-tracker/ "/usr/share/jarvis/tracker/htdocs/"</text:p>
      <text:p text:style-name="Text_20_body"/>
      <text:p text:style-name="P26">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26">For Debian:</text:p>
      <text:p text:style-name="Code">cp /usr/share/jarvis/tracker/etc/tracker.xml /etc/jarvis/</text:p>
      <text:p text:style-name="Text_20_body"/>
      <text:p text:style-name="P26">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3.3 release of ExtJS from <text:a xlink:type="simple" xlink:href="http://www.sencha.com/products/js/download.php">http://www.sencha.com/products/js/download.php</text:a> and install. The file "ext-all.js" should be accessible by the URL "/ext-3.3/ext-all.js". <text:s/>E.g the Apache configuration may be:</text:p>
      <text:p text:style-name="Code">Alias /ext-3.3/ "/opt/extjs-3.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text:p>
      <text:p text:style-name="Text_20_body"><text:soft-page-break/>For example, if you have unpacked Protovis into “/opt/”, then the path to protovis.js should be “/opt/protovis/protovis.js”. <text:s/>The following Apache configuration is sufficient.</text:p>
      <text:p text:style-name="Code">Alias /protovis/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3.3.1 SIMILE “timeline” library release from <text:a xlink:type="simple" xlink:href="http://code.google.com/p/simile-widgets/downloads/list">http://code.google.com/p/simile-widgets/downloads/list</text:a> and install. For example the Apache configuration may be (assuming timeline_js and timeline_ajax are installed under /usr/share/javascript):</text:p>
      <text:p text:style-name="Code">Alias /javascript/ "/usr/share/javascript/"</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2">sudo apt-get install libdate-calc-perl</text:p>
      <text:p text:style-name="Text_20_body">to do this for you.</text:p>
      <text:p text:style-name="Text_20_body">Once this is installed, you can run the script directly:</text:p>
      <text:p text:style-name="P2">perl populate-generated-tables.pl</text:p>
      <text:p text:style-name="Text_20_body"/>
      <text:p text:style-name="Text_20_body">Note that this script uses the default tracker database configuration. If you need to update a different database, you will need to edit the script and alter the database the DBI handler loads.</text:p>
      <text:p text:style-name="Text_20_body">If you have data that is not within the range Jan 1<text:span text:style-name="T3">st</text:span> 2008 to Jan 1<text:span text:style-name="T3">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5">Take a copy of the database to a directory writable by the Apache user. <text:s/>For example:</text:p>
      <text:p text:style-name="P31"># mkdir -p /var/lib/jarvis/demo/</text:p>
      <text:p text:style-name="P31"># cp /opt/jarvis/demo/db/demo-empty .db /var/lib/jarvis/demo/demo.db </text:p>
      <text:p text:style-name="P31">#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5">Install the demo.xml Jarvis application configuration file:</text:p>
      <text:p text:style-name="Code"># cp /opt/jarvis/demo/etc/demo.xml /opt/jarvis/etc/demo.xml</text:p>
      <text:p text:style-name="P15"/>
      <text:p text:style-name="P15">In Apache configuration create an alias to the Jarvis demo htdocs:</text:p>
      <text:p text:style-name="Code">Alias /jarvis-demo/ "/opt/jarvis/demo/htdocs/"</text:p>
      <text:p text:style-name="P15"/>
      <text:p text:style-name="P15">Change the default values configured in demo.xml to match your installation:</text:p>
      <text:list xml:id="list2337251718229313487" text:style-name="L5">
        <text:list-item>
          <text:p text:style-name="P42">Location of the demo database file. <text:s/>Default is /var/lib/jarvis/demo/demo.db.</text:p>
        </text:list-item>
        <text:list-item>
          <text:p text:style-name="P42">Location of the datasets configuration. <text:s/>Default is /usr/share/jarvis/demo/dataset.</text:p>
        </text:list-item>
        <text:list-item>
          <text:p text:style-name="P42">Location of the session files. <text:s/>Default is /var/lib/jarvis/demo/sessions.</text:p>
        </text:list-item>
        <text:list-item>
          <text:p text:style-name="P42">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8e7d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ecember</text:span> 201<text:span text:style-name="MT1">3</text:span><text:tab/>Jarvis <text:span text:style-name="MT1">Installation</text:span> – v5.<text:span text:style-name="MT1">4.2</text:span><text:tab/><text:page-number text:select-page="current">2</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1-17T14:51:33.762581730</dc:date>
    <meta:editing-duration>P12DT17H24M32S</meta:editing-duration>
    <meta:editing-cycles>921</meta:editing-cycles>
    <meta:generator>LibreOffice/4.1.3.2$Linux_X86_64 LibreOffice_project/410m0$Build-2</meta:generator>
    <meta:print-date>2009-06-23T14:50:34</meta:print-date>
    <dc:creator>Jonathan Couper-Smartt</dc:creator>
    <meta:document-statistic meta:table-count="4" meta:image-count="0" meta:object-count="0" meta:page-count="16" meta:paragraph-count="375" meta:word-count="3309" meta:character-count="24230" meta:non-whitespace-character-count="20991"/>
    <meta:user-defined meta:name="Info 1"/>
    <meta:user-defined meta:name="Info 2"/>
    <meta:user-defined meta:name="Info 3"/>
    <meta:user-defined meta:name="Info 4"/>
  </office:meta>
</office:document-meta>
</file>